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7.0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37"/>
    <style:style style:name="ce5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7"/>
        <table:table-column table:style-name="co2" table:number-columns-repeated="5" table:default-cell-style-name="Default"/>
        <table:table-column table:style-name="co2" table:default-cell-style-name="ce27"/>
        <table:table-column table:style-name="co2" table:number-columns-repeated="6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1 contiene los datos en bruto: Casos declarados y Muertes total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2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gráficas y la hoja 4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23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23" office:value-type="string" calcext:value-type="string">
            <text:p>Casos declarados</text:p>
          </table:table-cell>
          <table:table-cell table:number-columns-repeated="5"/>
          <table:table-cell table:style-name="ce23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163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4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20-02-20" calcext:value-type="date">
            <text:p>20/0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0" calcext:value-type="date">
            <text:p>20/02/20</text:p>
          </table:table-cell>
          <table:table-cell table:style-name="ce27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1" calcext:value-type="date">
            <text:p>21/02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2" calcext:value-type="date">
            <text:p>22/02</text:p>
          </table:table-cell>
          <table:table-cell table:style-name="ce27" office:value-type="float" office:value="79" calcext:value-type="float">
            <text:p>79</text:p>
          </table:table-cell>
          <table:table-cell table:style-name="ce27" table:number-columns-repeated="2"/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2-23" calcext:value-type="date">
            <text:p>23/02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L</text:p>
          </table:table-cell>
          <table:table-cell table:style-name="ce29" office:value-type="date" office:date-value="2020-02-23" calcext:value-type="date">
            <text:p>23/02/20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4" calcext:value-type="date">
            <text:p>24/02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table:style-name="ce27"/>
          <table:table-cell table:style-name="ce29" office:value-type="date" office:date-value="2020-02-24" calcext:value-type="date">
            <text:p>24/02/20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5" calcext:value-type="date">
            <text:p>25/0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7"/>
          <table:table-cell table:style-name="ce29" office:value-type="date" office:date-value="2020-02-25" calcext:value-type="date">
            <text:p>25/02/20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6" calcext:value-type="date">
            <text:p>26/02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7"/>
          <table:table-cell table:style-name="ce29" office:value-type="date" office:date-value="2020-02-26" calcext:value-type="date">
            <text:p>26/02/2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7" calcext:value-type="date">
            <text:p>27/02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7"/>
          <table:table-cell table:style-name="ce29" office:value-type="date" office:date-value="2020-02-27" calcext:value-type="date">
            <text:p>27/02/2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8" calcext:value-type="date">
            <text:p>28/02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7"/>
          <table:table-cell table:style-name="ce29" office:value-type="date" office:date-value="2020-02-28" calcext:value-type="date">
            <text:p>28/02/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20-02-29" calcext:value-type="date">
            <text:p>29/02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7"/>
          <table:table-cell table:style-name="ce29" office:value-type="date" office:date-value="2020-02-29" calcext:value-type="date">
            <text:p>29/02/2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1" calcext:value-type="date">
            <text:p>01/03</text:p>
          </table:table-cell>
          <table:table-cell table:style-name="ce27" office:value-type="float" office:value="1694" calcext:value-type="float">
            <text:p>169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7" office:value-type="string" calcext:value-type="string">
            <text:p>L</text:p>
          </table:table-cell>
          <table:table-cell table:style-name="ce29" office:value-type="date" office:date-value="2020-03-01" calcext:value-type="date">
            <text:p>01/03/2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2" calcext:value-type="date">
            <text:p>02/03</text:p>
          </table:table-cell>
          <table:table-cell table:style-name="ce27" office:value-type="float" office:value="2036" calcext:value-type="float">
            <text:p>203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7"/>
          <table:table-cell table:style-name="ce29" office:value-type="date" office:date-value="2020-03-02" calcext:value-type="date">
            <text:p>02/03/2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3" calcext:value-type="date">
            <text:p>03/03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7"/>
          <table:table-cell table:style-name="ce29" office:value-type="date" office:date-value="2020-03-03" calcext:value-type="date">
            <text:p>03/03/20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4" calcext:value-type="date">
            <text:p>04/03</text:p>
          </table:table-cell>
          <table:table-cell table:style-name="ce27" office:value-type="float" office:value="3089" calcext:value-type="float">
            <text:p>3089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7"/>
          <table:table-cell table:style-name="ce29" office:value-type="date" office:date-value="2020-03-04" calcext:value-type="date">
            <text:p>04/03/20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date" office:date-value="2020-03-05" calcext:value-type="date">
            <text:p>05/03</text:p>
          </table:table-cell>
          <table:table-cell table:style-name="ce27" office:value-type="float" office:value="3858" calcext:value-type="float">
            <text:p>3858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7"/>
          <table:table-cell table:style-name="ce29" office:value-type="date" office:date-value="2020-03-05" calcext:value-type="date">
            <text:p>05/03/20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date" office:date-value="2020-03-06" calcext:value-type="date">
            <text:p>06/03</text:p>
          </table:table-cell>
          <table:table-cell table:style-name="ce27" office:value-type="float" office:value="4636" calcext:value-type="float">
            <text:p>4636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7"/>
          <table:table-cell table:style-name="ce29" office:value-type="date" office:date-value="2020-03-06" calcext:value-type="date">
            <text:p>06/03/20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date" office:date-value="2020-03-07" calcext:value-type="date">
            <text:p>07/03</text:p>
          </table:table-cell>
          <table:table-cell table:style-name="ce27" office:value-type="float" office:value="5883" calcext:value-type="float">
            <text:p>5883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7"/>
          <table:table-cell table:style-name="ce29" office:value-type="date" office:date-value="2020-03-07" calcext:value-type="date">
            <text:p>07/03/20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date" office:date-value="2020-03-08" calcext:value-type="date">
            <text:p>08/03</text:p>
          </table:table-cell>
          <table:table-cell table:style-name="ce27" office:value-type="float" office:value="7375" calcext:value-type="float">
            <text:p>7375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7" office:value-type="string" calcext:value-type="string">
            <text:p>L</text:p>
          </table:table-cell>
          <table:table-cell table:style-name="ce29" office:value-type="date" office:date-value="2020-03-08" calcext:value-type="date">
            <text:p>08/03/20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9" calcext:value-type="float">
            <text:p>19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date" office:date-value="2020-03-09" calcext:value-type="date">
            <text:p>09/03</text:p>
          </table:table-cell>
          <table:table-cell table:style-name="ce27" office:value-type="float" office:value="9172" calcext:value-type="float">
            <text:p>9172</text:p>
          </table:table-cell>
          <table:table-cell table:style-name="ce27" office:value-type="float" office:value="1231" calcext:value-type="float">
            <text:p>1231</text:p>
          </table:table-cell>
          <table:table-cell table:style-name="ce2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7"/>
          <table:table-cell table:style-name="ce29" office:value-type="date" office:date-value="2020-03-09" calcext:value-type="date">
            <text:p>09/03/20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5" office:value-type="date" office:date-value="2020-03-10" calcext:value-type="date">
            <text:p>10/03</text:p>
          </table:table-cell>
          <table:table-cell table:style-name="ce27" office:value-type="float" office:value="10149" calcext:value-type="float">
            <text:p>10149</text:p>
          </table:table-cell>
          <table:table-cell table:style-name="ce27" office:value-type="float" office:value="1695" calcext:value-type="float">
            <text:p>1695</text:p>
          </table:table-cell>
          <table:table-cell table:style-name="ce2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27"/>
          <table:table-cell table:style-name="ce29" office:value-type="date" office:date-value="2020-03-10" calcext:value-type="date">
            <text:p>10/03/20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table:number-columns-repeated="5"/>
        </table:table-row>
        <table:table-row table:style-name="ro1">
          <table:table-cell/>
          <table:table-cell table:style-name="ce5" office:value-type="date" office:date-value="2020-03-11" calcext:value-type="date">
            <text:p>11/03</text:p>
          </table:table-cell>
          <table:table-cell table:style-name="ce27" office:value-type="float" office:value="12462" calcext:value-type="float">
            <text:p>12462</text:p>
          </table:table-cell>
          <table:table-cell table:style-name="ce27" office:value-type="float" office:value="2277" calcext:value-type="float">
            <text:p>2277</text:p>
          </table:table-cell>
          <table:table-cell table:style-name="ce2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27"/>
          <table:table-cell table:style-name="ce29" office:value-type="date" office:date-value="2020-03-11" calcext:value-type="date">
            <text:p>11/03/20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table:style-name="ce5" office:value-type="date" office:date-value="2020-03-12" calcext:value-type="date">
            <text:p>12/03</text:p>
          </table:table-cell>
          <table:table-cell table:style-name="ce27" table:number-columns-repeated="3"/>
          <table:table-cell/>
          <table:table-cell table:style-name="ce27"/>
          <table:table-cell table:style-name="ce30" office:value-type="date" office:date-value="2020-03-12" calcext:value-type="date">
            <text:p>12/03/20</text:p>
          </table:table-cell>
          <table:table-cell table:style-name="ce27" table:number-columns-repeated="3"/>
          <table:table-cell/>
          <table:table-cell table:style-name="ce27" table:number-columns-repeated="3"/>
          <table:table-cell table:number-columns-repeated="3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number-rows-repeated="6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2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style-name="ce29"/>
          <table:table-cell table:number-columns-repeated="4"/>
        </table:table-row>
        <table:table-row table:style-name="ro1" table:number-rows-repeated="14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4" table:default-cell-style-name="ce27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ce27"/>
        <table:table-column table:style-name="co6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ce22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24" office:value-type="string" calcext:value-type="string">
            <text:p>Habitante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4" office:value-type="string" calcext:value-type="string">
            <text:p>&gt; 65 año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31" office:value-type="string" calcext:value-type="string">
            <text:p>Millones</text:p>
          </table:table-cell>
          <table:table-cell table:style-name="ce34" office:value-type="float" office:value="62.246674" calcext:value-type="float">
            <text:p>62,2</text:p>
          </table:table-cell>
          <table:table-cell table:style-name="ce34" office:value-type="float" office:value="46.723" calcext:value-type="float">
            <text:p>46,7</text:p>
          </table:table-cell>
          <table:table-cell table:style-name="ce34" office:value-type="float" office:value="67.364357" calcext:value-type="float">
            <text:p>67,4</text:p>
          </table:table-cell>
          <table:table-cell table:style-name="ce34" office:value-type="float" office:value="80.457737" calcext:value-type="float">
            <text:p>80,5</text:p>
          </table:table-cell>
          <table:table-cell/>
          <table:table-cell table:style-name="ce31" office:value-type="string" calcext:value-type="string">
            <text:p>Millones</text:p>
          </table:table-cell>
          <table:table-cell table:style-name="ce34" office:value-type="float" office:value="13.501303" calcext:value-type="float">
            <text:p>13,5</text:p>
          </table:table-cell>
          <table:table-cell table:style-name="ce34" office:value-type="float" office:value="8.4802245" calcext:value-type="float">
            <text:p>8,5</text:p>
          </table:table-cell>
          <table:table-cell table:style-name="ce34" office:value-type="float" office:value="13.3516155574" calcext:value-type="float">
            <text:p>13,4</text:p>
          </table:table-cell>
          <table:table-cell table:style-name="ce53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number-columns-repeated="5"/>
          <table:table-cell table:style-name="ce27"/>
          <table:table-cell table:style-name="ce55"/>
          <table:table-cell table:number-columns-repeated="12"/>
        </table:table-row>
        <table:table-row table:style-name="ro1">
          <table:table-cell/>
          <table:table-cell table:style-name="ce32" office:value-type="string" calcext:value-type="string">
            <text:p>Casos por millón de habitantes</text:p>
          </table:table-cell>
          <table:table-cell table:number-columns-repeated="5"/>
          <table:table-cell table:style-name="ce32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23" office:value-type="string" calcext:value-type="string">
            <text:p>Muertes por casos declarados</text:p>
          </table:table-cell>
          <table:table-cell table:number-columns-repeated="5"/>
          <table:table-cell table:style-name="ce23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5"/>
          <table:table-cell table:style-name="ce33"/>
          <table:table-cell table:number-columns-repeated="13"/>
        </table:table-row>
        <table:table-row table:style-name="ro1">
          <table:table-cell/>
          <table:table-cell table:style-name="ce24"/>
          <table:table-cell table:style-name="ce14" table:formula="of:=[Hoja1.C8]" office:value-type="string" office:string-value="Italia" calcext:value-type="string">
            <text:p>Italia</text:p>
          </table:table-cell>
          <table:table-cell table:style-name="ce14" table:formula="of:=[Hoja1.D8]" office:value-type="string" office:string-value="España" calcext:value-type="string">
            <text:p>España</text:p>
          </table:table-cell>
          <table:table-cell table:style-name="ce14" table:formula="of:=[Hoja1.E8]" office:value-type="string" office:string-value="Francia" calcext:value-type="string">
            <text:p>Francia</text:p>
          </table:table-cell>
          <table:table-cell table:style-name="ce14" table:formula="of:=[Hoja1.F8]" office:value-type="string" office:string-value="Alemania" calcext:value-type="string">
            <text:p>Alemania</text:p>
          </table:table-cell>
          <table:table-cell/>
          <table:table-cell table:style-name="ce24"/>
          <table:table-cell table:style-name="ce14" table:formula="of:=[Hoja1.I8]" office:value-type="string" office:string-value="Italia" calcext:value-type="string">
            <text:p>Italia</text:p>
          </table:table-cell>
          <table:table-cell table:style-name="ce14" table:formula="of:=[Hoja1.J8]" office:value-type="string" office:string-value="España" calcext:value-type="string">
            <text:p>España</text:p>
          </table:table-cell>
          <table:table-cell table:style-name="ce14" table:formula="of:=[Hoja1.K8]" office:value-type="string" office:string-value="Francia" calcext:value-type="string">
            <text:p>Francia</text:p>
          </table:table-cell>
          <table:table-cell table:style-name="ce14" table:formula="of:=[Hoja1.L8]" office:value-type="string" office:string-value="Alemania" calcext:value-type="string">
            <text:p>Alemania</text:p>
          </table:table-cell>
          <table:table-cell/>
          <table:table-cell table:style-name="ce24"/>
          <table:table-cell table:style-name="ce14" table:formula="of:=[Hoja1.C8]" office:value-type="string" office:string-value="Italia" calcext:value-type="string">
            <text:p>Italia</text:p>
          </table:table-cell>
          <table:table-cell table:style-name="ce14" table:formula="of:=[Hoja1.D8]" office:value-type="string" office:string-value="España" calcext:value-type="string">
            <text:p>España</text:p>
          </table:table-cell>
          <table:table-cell table:style-name="ce14" table:formula="of:=[Hoja1.E8]" office:value-type="string" office:string-value="Francia" calcext:value-type="string">
            <text:p>Francia</text:p>
          </table:table-cell>
          <table:table-cell table:style-name="ce14" table:formula="of:=[Hoja1.F8]" office:value-type="string" office:string-value="Alemania" calcext:value-type="string">
            <text:p>Alemania</text:p>
          </table:table-cell>
          <table:table-cell/>
          <table:table-cell table:style-name="ce28" office:value-type="string" calcext:value-type="string">
            <text:p>Enfermedades</text:p>
          </table:table-cell>
          <table:table-cell table:style-name="ce28" office:value-type="string" calcext:value-type="string">
            <text:p>España</text:p>
          </table:table-cell>
        </table:table-row>
        <table:table-row table:style-name="ro1">
          <table:table-cell/>
          <table:table-cell table:style-name="ce29" office:value-type="date" office:date-value="2020-02-20" calcext:value-type="date">
            <text:p>20/02/20</text:p>
          </table:table-cell>
          <table:table-cell table:style-name="ce52" table:formula="of:=[Hoja1.C9]/[.C$4]" office:value-type="float" office:value="0.0481953461481332" calcext:value-type="float">
            <text:p>0.05</text:p>
          </table:table-cell>
          <table:table-cell table:style-name="ce52" table:number-columns-repeated="2"/>
          <table:table-cell table:number-columns-repeated="2"/>
          <table:table-cell table:style-name="ce29" office:value-type="date" office:date-value="2020-02-20" calcext:value-type="date">
            <text:p>20/02/20</text:p>
          </table:table-cell>
          <table:table-cell table:number-columns-repeated="5"/>
          <table:table-cell table:style-name="ce29" office:value-type="date" office:date-value="2020-02-20" calcext:value-type="date">
            <text:p>20/02/20</text:p>
          </table:table-cell>
          <table:table-cell table:style-name="ce27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54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29" office:value-type="date" office:date-value="2020-02-21" calcext:value-type="date">
            <text:p>21/02/20</text:p>
          </table:table-cell>
          <table:table-cell table:style-name="ce52" table:formula="of:=[Hoja1.C10]/[.C$4]" office:value-type="float" office:value="0.321302307654221" calcext:value-type="float">
            <text:p>0.32</text:p>
          </table:table-cell>
          <table:table-cell table:style-name="ce52" table:number-columns-repeated="2"/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style-name="ce53" table:formula="of:=[Hoja1.I10]/[.I$4]" office:value-type="float" office:value="0.0740669252441783" calcext:value-type="float">
            <text:p>0.1</text:p>
          </table:table-cell>
          <table:table-cell table:style-name="ce53" table:formula="of:=[Hoja1.J10]/[.J$4]" office:value-type="float" office:value="0.117921406443898" calcext:value-type="float">
            <text:p>0.1</text:p>
          </table:table-cell>
          <table:table-cell table:style-name="ce53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1" calcext:value-type="date">
            <text:p>21/02/20</text:p>
          </table:table-cell>
          <table:table-cell table:style-name="ce53" table:formula="of:=[Hoja1.I10]/[Hoja1.C10]*100" office:value-type="float" office:value="5" calcext:value-type="float">
            <text:p>5.0</text:p>
          </table:table-cell>
          <table:table-cell table:style-name="ce53" table:number-columns-repeated="3"/>
          <table:table-cell/>
          <table:table-cell office:value-type="string" calcext:value-type="string">
            <text:p>Tumores</text:p>
          </table:table-cell>
          <table:table-cell table:style-name="ce54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C11]/[.C$4]" office:value-type="float" office:value="1.26914411523417" calcext:value-type="float">
            <text:p>1.3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I11]/[.I$4]" office:value-type="float" office:value="0.148133850488357" calcext:value-type="float">
            <text:p>0.1</text:p>
          </table:table-cell>
          <table:table-cell table:style-name="ce53" table:formula="of:=[Hoja1.J11]/[.J$4]" office:value-type="float" office:value="0.117921406443898" calcext:value-type="float">
            <text:p>0.1</text:p>
          </table:table-cell>
          <table:table-cell table:style-name="ce53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2" calcext:value-type="date">
            <text:p>22/02/20</text:p>
          </table:table-cell>
          <table:table-cell table:style-name="ce53" table:formula="of:=[Hoja1.I11]/[Hoja1.C11]*100" office:value-type="float" office:value="2.53164556962025" calcext:value-type="float">
            <text:p>2.5</text:p>
          </table:table-cell>
          <table:table-cell table:style-name="ce53" table:number-columns-repeated="2"/>
          <table:table-cell table:style-name="ce27"/>
          <table:table-cell/>
          <table:table-cell office:value-type="string" calcext:value-type="string">
            <text:p>Enfermedades del sistema respiratorio</text:p>
          </table:table-cell>
          <table:table-cell table:style-name="ce54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C12]/[.C$4]" office:value-type="float" office:value="2.40976730740666" calcext:value-type="float">
            <text:p>2.4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I12]/[.I$4]" office:value-type="float" office:value="0.222200775732535" calcext:value-type="float">
            <text:p>0.2</text:p>
          </table:table-cell>
          <table:table-cell table:style-name="ce53" table:formula="of:=[Hoja1.J12]/[.J$4]" office:value-type="float" office:value="0.117921406443898" calcext:value-type="float">
            <text:p>0.1</text:p>
          </table:table-cell>
          <table:table-cell table:style-name="ce53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3" calcext:value-type="date">
            <text:p>23/02/20</text:p>
          </table:table-cell>
          <table:table-cell table:style-name="ce53" table:formula="of:=[Hoja1.I12]/[Hoja1.C12]*100" office:value-type="float" office:value="2" calcext:value-type="float">
            <text:p>2.0</text:p>
          </table:table-cell>
          <table:table-cell table:style-name="ce53" table:number-columns-repeated="2"/>
          <table:table-cell table:style-name="ce27"/>
          <table:table-cell/>
          <table:table-cell office:value-type="string" calcext:value-type="string">
            <text:p>Enfermedades del sistema nervioso</text:p>
          </table:table-cell>
          <table:table-cell table:style-name="ce54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C13]/[.C$4]" office:value-type="float" office:value="3.64678119187541" calcext:value-type="float">
            <text:p>3.6</text:p>
          </table:table-cell>
          <table:table-cell table:style-name="ce53" table:number-columns-repeated="2"/>
          <table:table-cell table:number-columns-repeated="2"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I13]/[.I$4]" office:value-type="float" office:value="0.518468476709248" calcext:value-type="float">
            <text:p>0.5</text:p>
          </table:table-cell>
          <table:table-cell table:style-name="ce53" table:formula="of:=[Hoja1.J13]/[.J$4]" office:value-type="float" office:value="0.117921406443898" calcext:value-type="float">
            <text:p>0.1</text:p>
          </table:table-cell>
          <table:table-cell table:style-name="ce53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4" calcext:value-type="date">
            <text:p>24/02/20</text:p>
          </table:table-cell>
          <table:table-cell table:style-name="ce53" table:formula="of:=[Hoja1.I13]/[Hoja1.C13]*100" office:value-type="float" office:value="3.08370044052863" calcext:value-type="float">
            <text:p>3.1</text:p>
          </table:table-cell>
          <table:table-cell table:style-name="ce53" table:number-columns-repeated="2"/>
          <table:table-cell table:style-name="ce27"/>
          <table:table-cell/>
          <table:table-cell office:value-type="string" calcext:value-type="string">
            <text:p>Trastornos mentales</text:p>
          </table:table-cell>
          <table:table-cell table:style-name="ce54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C14]/[.C$4]" office:value-type="float" office:value="5.14083692246754" calcext:value-type="float">
            <text:p>5.1</text:p>
          </table:table-cell>
          <table:table-cell table:style-name="ce53" table:formula="of:=[Hoja1.D14]/[.D$4]" office:value-type="float" office:value="0.17122188215654" calcext:value-type="float">
            <text:p>0.2</text:p>
          </table:table-cell>
          <table:table-cell table:style-name="ce53" table:formula="of:=[Hoja1.E14]/[.E$4]" office:value-type="float" office:value="0.192980391692895" calcext:value-type="float">
            <text:p>0.2</text:p>
          </table:table-cell>
          <table:table-cell table:style-name="ce53" table:formula="of:=[Hoja1.F14]/[.F$4]" office:value-type="float" office:value="0.2237199388295" calcext:value-type="float">
            <text:p>0.2</text:p>
          </table:table-cell>
          <table:table-cell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I14]/[.I$4]" office:value-type="float" office:value="0.740669252441783" calcext:value-type="float">
            <text:p>0.7</text:p>
          </table:table-cell>
          <table:table-cell table:style-name="ce53" table:formula="of:=[Hoja1.J14]/[.J$4]" office:value-type="float" office:value="0.117921406443898" calcext:value-type="float">
            <text:p>0.1</text:p>
          </table:table-cell>
          <table:table-cell table:style-name="ce53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29" office:value-type="date" office:date-value="2020-02-25" calcext:value-type="date">
            <text:p>25/02/20</text:p>
          </table:table-cell>
          <table:table-cell table:style-name="ce53" table:formula="of:=[Hoja1.I14]/[Hoja1.C14]*100" office:value-type="float" office:value="3.125" calcext:value-type="float">
            <text:p>3.1</text:p>
          </table:table-cell>
          <table:table-cell table:style-name="ce53" table:formula="of:=[Hoja1.J14]/[Hoja1.D14]*100" office:value-type="float" office:value="12.5" calcext:value-type="float">
            <text:p>12.5</text:p>
          </table:table-cell>
          <table:table-cell table:style-name="ce53" table:formula="of:=[Hoja1.K14]/[Hoja1.E14]*100" office:value-type="float" office:value="7.69230769230769" calcext:value-type="float">
            <text:p>7.7</text:p>
          </table:table-cell>
          <table:table-cell table:style-name="ce27"/>
          <table:table-cell/>
          <table:table-cell office:value-type="string" calcext:value-type="string">
            <text:p>Enfermedades del sistema digestivo</text:p>
          </table:table-cell>
          <table:table-cell table:style-name="ce54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C15]/[.C$4]" office:value-type="float" office:value="7.14897634530642" calcext:value-type="float">
            <text:p>7.1</text:p>
          </table:table-cell>
          <table:table-cell table:style-name="ce53" table:formula="of:=[Hoja1.D15]/[.D$4]" office:value-type="float" office:value="0.299638293773944" calcext:value-type="float">
            <text:p>0.3</text:p>
          </table:table-cell>
          <table:table-cell table:style-name="ce53" table:formula="of:=[Hoja1.E15]/[.E$4]" office:value-type="float" office:value="0.267203619267085" calcext:value-type="float">
            <text:p>0.3</text:p>
          </table:table-cell>
          <table:table-cell table:style-name="ce53" table:formula="of:=[Hoja1.F15]/[.F$4]" office:value-type="float" office:value="0.261006595301083" calcext:value-type="float">
            <text:p>0.3</text:p>
          </table:table-cell>
          <table:table-cell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I15]/[.I$4]" office:value-type="float" office:value="0.888803102930139" calcext:value-type="float">
            <text:p>0.9</text:p>
          </table:table-cell>
          <table:table-cell table:style-name="ce53" table:formula="of:=[Hoja1.J15]/[.J$4]" office:value-type="float" office:value="0.117921406443898" calcext:value-type="float">
            <text:p>0.1</text:p>
          </table:table-cell>
          <table:table-cell table:style-name="ce53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6" calcext:value-type="date">
            <text:p>26/02/20</text:p>
          </table:table-cell>
          <table:table-cell table:style-name="ce53" table:formula="of:=[Hoja1.I15]/[Hoja1.C15]*100" office:value-type="float" office:value="2.69662921348315" calcext:value-type="float">
            <text:p>2.7</text:p>
          </table:table-cell>
          <table:table-cell table:style-name="ce53" table:formula="of:=[Hoja1.J15]/[Hoja1.D15]*100" office:value-type="float" office:value="7.14285714285714" calcext:value-type="float">
            <text:p>7.1</text:p>
          </table:table-cell>
          <table:table-cell table:style-name="ce53" table:formula="of:=[Hoja1.K15]/[Hoja1.E15]*100" office:value-type="float" office:value="11.1111111111111" calcext:value-type="float">
            <text:p>11.1</text:p>
          </table:table-cell>
          <table:table-cell table:style-name="ce27"/>
          <table:table-cell/>
          <table:table-cell office:value-type="string" calcext:value-type="string">
            <text:p>Enfermedades del sistema genitourinario</text:p>
          </table:table-cell>
          <table:table-cell table:style-name="ce54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54" table:formula="of:=[Hoja1.C16]/[.C$4]" office:value-type="float" office:value="10.4423249987622" calcext:value-type="float">
            <text:p>10</text:p>
          </table:table-cell>
          <table:table-cell table:style-name="ce53" table:formula="of:=[Hoja1.D16]/[.D$4]" office:value-type="float" office:value="0.556471117008754" calcext:value-type="float">
            <text:p>0.6</text:p>
          </table:table-cell>
          <table:table-cell table:style-name="ce53" table:formula="of:=[Hoja1.E16]/[.E$4]" office:value-type="float" office:value="0.564096529563846" calcext:value-type="float">
            <text:p>0.6</text:p>
          </table:table-cell>
          <table:table-cell table:style-name="ce53" table:formula="of:=[Hoja1.F16]/[.F$4]" office:value-type="float" office:value="0.323151022753722" calcext:value-type="float">
            <text:p>0.3</text:p>
          </table:table-cell>
          <table:table-cell/>
          <table:table-cell table:style-name="ce29" office:value-type="date" office:date-value="2020-02-27" calcext:value-type="date">
            <text:p>27/02/20</text:p>
          </table:table-cell>
          <table:table-cell table:style-name="ce53" table:formula="of:=[Hoja1.I16]/[.I$4]" office:value-type="float" office:value="1.25913772915103" calcext:value-type="float">
            <text:p>1.3</text:p>
          </table:table-cell>
          <table:table-cell table:style-name="ce53" table:formula="of:=[Hoja1.J16]/[.J$4]" office:value-type="float" office:value="0.117921406443898" calcext:value-type="float">
            <text:p>0.1</text:p>
          </table:table-cell>
          <table:table-cell table:style-name="ce53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7" calcext:value-type="date">
            <text:p>27/02/20</text:p>
          </table:table-cell>
          <table:table-cell table:style-name="ce53" table:formula="of:=[Hoja1.I16]/[Hoja1.C16]*100" office:value-type="float" office:value="2.61538461538462" calcext:value-type="float">
            <text:p>2.6</text:p>
          </table:table-cell>
          <table:table-cell table:style-name="ce53" table:formula="of:=[Hoja1.J16]/[Hoja1.D16]*100" office:value-type="float" office:value="3.84615384615385" calcext:value-type="float">
            <text:p>3.8</text:p>
          </table:table-cell>
          <table:table-cell table:style-name="ce53" table:formula="of:=[Hoja1.K16]/[Hoja1.E16]*100" office:value-type="float" office:value="5.26315789473684" calcext:value-type="float">
            <text:p>5.3</text:p>
          </table:table-cell>
          <table:table-cell table:style-name="ce27"/>
          <table:table-cell/>
          <table:table-cell office:value-type="string" calcext:value-type="string">
            <text:p>Enfermedades endocrinas</text:p>
          </table:table-cell>
          <table:table-cell table:style-name="ce54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54" table:formula="of:=[Hoja1.C17]/[.C$4]" office:value-type="float" office:value="14.2658224598474" calcext:value-type="float">
            <text:p>14</text:p>
          </table:table-cell>
          <table:table-cell table:style-name="ce53" table:formula="of:=[Hoja1.D17]/[.D$4]" office:value-type="float" office:value="0.963123087130535" calcext:value-type="float">
            <text:p>1.0</text:p>
          </table:table-cell>
          <table:table-cell table:style-name="ce53" table:formula="of:=[Hoja1.E17]/[.E$4]" office:value-type="float" office:value="0.846144794345769" calcext:value-type="float">
            <text:p>0.8</text:p>
          </table:table-cell>
          <table:table-cell table:style-name="ce53" table:formula="of:=[Hoja1.F17]/[.F$4]" office:value-type="float" office:value="0.658730930997972" calcext:value-type="float">
            <text:p>0.7</text:p>
          </table:table-cell>
          <table:table-cell/>
          <table:table-cell table:style-name="ce29" office:value-type="date" office:date-value="2020-02-28" calcext:value-type="date">
            <text:p>28/02/20</text:p>
          </table:table-cell>
          <table:table-cell table:style-name="ce53" table:formula="of:=[Hoja1.I17]/[.I$4]" office:value-type="float" office:value="1.55540543012774" calcext:value-type="float">
            <text:p>1.6</text:p>
          </table:table-cell>
          <table:table-cell table:style-name="ce53" table:formula="of:=[Hoja1.J17]/[.J$4]" office:value-type="float" office:value="0.117921406443898" calcext:value-type="float">
            <text:p>0.1</text:p>
          </table:table-cell>
          <table:table-cell table:style-name="ce53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8" calcext:value-type="date">
            <text:p>28/02/20</text:p>
          </table:table-cell>
          <table:table-cell table:style-name="ce53" table:formula="of:=[Hoja1.I17]/[Hoja1.C17]*100" office:value-type="float" office:value="2.36486486486486" calcext:value-type="float">
            <text:p>2.4</text:p>
          </table:table-cell>
          <table:table-cell table:style-name="ce53" table:formula="of:=[Hoja1.J17]/[Hoja1.D17]*100" office:value-type="float" office:value="2.22222222222222" calcext:value-type="float">
            <text:p>2.2</text:p>
          </table:table-cell>
          <table:table-cell table:style-name="ce53" table:formula="of:=[Hoja1.K17]/[Hoja1.E17]*100" office:value-type="float" office:value="3.50877192982456" calcext:value-type="float">
            <text:p>3.5</text:p>
          </table:table-cell>
          <table:table-cell table:style-name="ce27"/>
          <table:table-cell/>
          <table:table-cell office:value-type="string" calcext:value-type="string">
            <text:p>Causas externas</text:p>
          </table:table-cell>
          <table:table-cell table:style-name="ce54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54" table:formula="of:=[Hoja1.C18]/[.C$4]" office:value-type="float" office:value="18.1214501516981" calcext:value-type="float">
            <text:p>18</text:p>
          </table:table-cell>
          <table:table-cell table:style-name="ce53" table:formula="of:=[Hoja1.D18]/[.D$4]" office:value-type="float" office:value="1.26276138090448" calcext:value-type="float">
            <text:p>1.3</text:p>
          </table:table-cell>
          <table:table-cell table:style-name="ce53" table:formula="of:=[Hoja1.E18]/[.E$4]" office:value-type="float" office:value="1.48446455148381" calcext:value-type="float">
            <text:p>1.5</text:p>
          </table:table-cell>
          <table:table-cell table:style-name="ce53" table:formula="of:=[Hoja1.F18]/[.F$4]" office:value-type="float" office:value="0.820306442374833" calcext:value-type="float">
            <text:p>0.8</text:p>
          </table:table-cell>
          <table:table-cell/>
          <table:table-cell table:style-name="ce29" office:value-type="date" office:date-value="2020-02-29" calcext:value-type="date">
            <text:p>29/02/20</text:p>
          </table:table-cell>
          <table:table-cell table:style-name="ce53" table:formula="of:=[Hoja1.I18]/[.I$4]" office:value-type="float" office:value="2.14794083208117" calcext:value-type="float">
            <text:p>2.1</text:p>
          </table:table-cell>
          <table:table-cell table:style-name="ce53" table:formula="of:=[Hoja1.J18]/[.J$4]" office:value-type="float" office:value="0.117921406443898" calcext:value-type="float">
            <text:p>0.1</text:p>
          </table:table-cell>
          <table:table-cell table:style-name="ce53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2-29" calcext:value-type="date">
            <text:p>29/02/20</text:p>
          </table:table-cell>
          <table:table-cell table:style-name="ce53" table:formula="of:=[Hoja1.I18]/[Hoja1.C18]*100" office:value-type="float" office:value="2.5709219858156" calcext:value-type="float">
            <text:p>2.6</text:p>
          </table:table-cell>
          <table:table-cell table:style-name="ce53" table:formula="of:=[Hoja1.J18]/[Hoja1.D18]*100" office:value-type="float" office:value="1.69491525423729" calcext:value-type="float">
            <text:p>1.7</text:p>
          </table:table-cell>
          <table:table-cell table:style-name="ce53" table:formula="of:=[Hoja1.K18]/[Hoja1.E18]*100" office:value-type="float" office:value="2" calcext:value-type="float">
            <text:p>2.0</text:p>
          </table:table-cell>
          <table:table-cell table:style-name="ce27"/>
          <table:table-cell/>
          <table:table-cell office:value-type="string" calcext:value-type="string">
            <text:p>No clasificados en otra parte</text:p>
          </table:table-cell>
          <table:table-cell table:style-name="ce54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54" table:formula="of:=[Hoja1.C19]/[.C$4]" office:value-type="float" office:value="27.2143054583125" calcext:value-type="float">
            <text:p>27</text:p>
          </table:table-cell>
          <table:table-cell table:style-name="ce53" table:formula="of:=[Hoja1.D19]/[.D$4]" office:value-type="float" office:value="1.79782976264367" calcext:value-type="float">
            <text:p>1.8</text:p>
          </table:table-cell>
          <table:table-cell table:style-name="ce53" table:formula="of:=[Hoja1.E19]/[.E$4]" office:value-type="float" office:value="1.92980391692895" calcext:value-type="float">
            <text:p>1.9</text:p>
          </table:table-cell>
          <table:table-cell table:style-name="ce53" table:formula="of:=[Hoja1.F19]/[.F$4]" office:value-type="float" office:value="1.45417960239175" calcext:value-type="float">
            <text:p>1.5</text:p>
          </table:table-cell>
          <table:table-cell/>
          <table:table-cell table:style-name="ce29" office:value-type="date" office:date-value="2020-03-01" calcext:value-type="date">
            <text:p>01/03/20</text:p>
          </table:table-cell>
          <table:table-cell table:style-name="ce53" table:formula="of:=[Hoja1.I19]/[.I$4]" office:value-type="float" office:value="2.51827545830206" calcext:value-type="float">
            <text:p>2.5</text:p>
          </table:table-cell>
          <table:table-cell table:style-name="ce53" table:formula="of:=[Hoja1.J19]/[.J$4]" office:value-type="float" office:value="0.117921406443898" calcext:value-type="float">
            <text:p>0.1</text:p>
          </table:table-cell>
          <table:table-cell table:style-name="ce53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29" office:value-type="date" office:date-value="2020-03-01" calcext:value-type="date">
            <text:p>01/03/20</text:p>
          </table:table-cell>
          <table:table-cell table:style-name="ce53" table:formula="of:=[Hoja1.I19]/[Hoja1.C19]*100" office:value-type="float" office:value="2.00708382526564" calcext:value-type="float">
            <text:p>2.0</text:p>
          </table:table-cell>
          <table:table-cell table:style-name="ce53" table:formula="of:=[Hoja1.J19]/[Hoja1.D19]*100" office:value-type="float" office:value="1.19047619047619" calcext:value-type="float">
            <text:p>1.2</text:p>
          </table:table-cell>
          <table:table-cell table:style-name="ce53" table:formula="of:=[Hoja1.K19]/[Hoja1.E19]*100" office:value-type="float" office:value="1.53846153846154" calcext:value-type="float">
            <text:p>1.5</text:p>
          </table:table-cell>
          <table:table-cell table:style-name="ce27"/>
          <table:table-cell/>
          <table:table-cell office:value-type="string" calcext:value-type="string">
            <text:p>Enfermedades infecciosas y parasitarias</text:p>
          </table:table-cell>
          <table:table-cell table:style-name="ce54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54" table:formula="of:=[Hoja1.C20]/[.C$4]" office:value-type="float" office:value="32.7085749191997" calcext:value-type="float">
            <text:p>33</text:p>
          </table:table-cell>
          <table:table-cell table:style-name="ce53" table:formula="of:=[Hoja1.D20]/[.D$4]" office:value-type="float" office:value="2.67534190869593" calcext:value-type="float">
            <text:p>2.7</text:p>
          </table:table-cell>
          <table:table-cell table:style-name="ce53" table:formula="of:=[Hoja1.E20]/[.E$4]" office:value-type="float" office:value="2.83532729333407" calcext:value-type="float">
            <text:p>2.8</text:p>
          </table:table-cell>
          <table:table-cell table:style-name="ce53" table:formula="of:=[Hoja1.F20]/[.F$4]" office:value-type="float" office:value="1.87676170906969" calcext:value-type="float">
            <text:p>1.9</text:p>
          </table:table-cell>
          <table:table-cell/>
          <table:table-cell table:style-name="ce29" office:value-type="date" office:date-value="2020-03-02" calcext:value-type="date">
            <text:p>02/03/20</text:p>
          </table:table-cell>
          <table:table-cell table:style-name="ce53" table:formula="of:=[Hoja1.I20]/[.I$4]" office:value-type="float" office:value="3.85148011269727" calcext:value-type="float">
            <text:p>3.9</text:p>
          </table:table-cell>
          <table:table-cell table:style-name="ce53" table:formula="of:=[Hoja1.J20]/[.J$4]" office:value-type="float" office:value="0.117921406443898" calcext:value-type="float">
            <text:p>0.1</text:p>
          </table:table-cell>
          <table:table-cell table:style-name="ce53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29" office:value-type="date" office:date-value="2020-03-02" calcext:value-type="date">
            <text:p>02/03/20</text:p>
          </table:table-cell>
          <table:table-cell table:style-name="ce53" table:formula="of:=[Hoja1.I20]/[Hoja1.C20]*100" office:value-type="float" office:value="2.55402750491159" calcext:value-type="float">
            <text:p>2.6</text:p>
          </table:table-cell>
          <table:table-cell table:style-name="ce53" table:formula="of:=[Hoja1.J20]/[Hoja1.D20]*100" office:value-type="float" office:value="0.8" calcext:value-type="float">
            <text:p>0.8</text:p>
          </table:table-cell>
          <table:table-cell table:style-name="ce53" table:formula="of:=[Hoja1.K20]/[Hoja1.E20]*100" office:value-type="float" office:value="1.57068062827225" calcext:value-type="float">
            <text:p>1.6</text:p>
          </table:table-cell>
          <table:table-cell table:style-name="ce27"/>
          <table:table-cell/>
          <table:table-cell office:value-type="string" calcext:value-type="string">
            <text:p>Enfermedades del sistema osteomuscular</text:p>
          </table:table-cell>
          <table:table-cell table:style-name="ce54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54" table:formula="of:=[Hoja1.C21]/[.C$4]" office:value-type="float" office:value="40.1949186875431" calcext:value-type="float">
            <text:p>40</text:p>
          </table:table-cell>
          <table:table-cell table:style-name="ce53" table:formula="of:=[Hoja1.D21]/[.D$4]" office:value-type="float" office:value="3.6170622605569" calcext:value-type="float">
            <text:p>3.6</text:p>
          </table:table-cell>
          <table:table-cell table:style-name="ce53" table:formula="of:=[Hoja1.E21]/[.E$4]" office:value-type="float" office:value="3.14706484914567" calcext:value-type="float">
            <text:p>3.1</text:p>
          </table:table-cell>
          <table:table-cell table:style-name="ce53" table:formula="of:=[Hoja1.F21]/[.F$4]" office:value-type="float" office:value="2.33663047221922" calcext:value-type="float">
            <text:p>2.3</text:p>
          </table:table-cell>
          <table:table-cell/>
          <table:table-cell table:style-name="ce29" office:value-type="date" office:date-value="2020-03-03" calcext:value-type="date">
            <text:p>03/03/20</text:p>
          </table:table-cell>
          <table:table-cell table:style-name="ce53" table:formula="of:=[Hoja1.I21]/[.I$4]" office:value-type="float" office:value="5.85128709429008" calcext:value-type="float">
            <text:p>5.9</text:p>
          </table:table-cell>
          <table:table-cell table:style-name="ce53" table:formula="of:=[Hoja1.J21]/[.J$4]" office:value-type="float" office:value="0.235842812887796" calcext:value-type="float">
            <text:p>0.2</text:p>
          </table:table-cell>
          <table:table-cell table:style-name="ce53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29" office:value-type="date" office:date-value="2020-03-03" calcext:value-type="date">
            <text:p>03/03/20</text:p>
          </table:table-cell>
          <table:table-cell table:style-name="ce53" table:formula="of:=[Hoja1.I21]/[Hoja1.C21]*100" office:value-type="float" office:value="3.15747402078337" calcext:value-type="float">
            <text:p>3.2</text:p>
          </table:table-cell>
          <table:table-cell table:style-name="ce53" table:formula="of:=[Hoja1.J21]/[Hoja1.D21]*100" office:value-type="float" office:value="1.18343195266272" calcext:value-type="float">
            <text:p>1.2</text:p>
          </table:table-cell>
          <table:table-cell table:style-name="ce53" table:formula="of:=[Hoja1.K21]/[Hoja1.E21]*100" office:value-type="float" office:value="1.88679245283019" calcext:value-type="float">
            <text:p>1.9</text:p>
          </table:table-cell>
          <table:table-cell table:style-name="ce27"/>
          <table:table-cell/>
          <table:table-cell office:value-type="string" calcext:value-type="string">
            <text:p>Enfermedades de la piel</text:p>
          </table:table-cell>
          <table:table-cell table:style-name="ce54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54" table:formula="of:=[Hoja1.C22]/[.C$4]" office:value-type="float" office:value="49.6251414171944" calcext:value-type="float">
            <text:p>50</text:p>
          </table:table-cell>
          <table:table-cell table:style-name="ce53" table:formula="of:=[Hoja1.D22]/[.D$4]" office:value-type="float" office:value="4.87982364146138" calcext:value-type="float">
            <text:p>4.9</text:p>
          </table:table-cell>
          <table:table-cell table:style-name="ce53" table:formula="of:=[Hoja1.E22]/[.E$4]" office:value-type="float" office:value="4.23072397172885" calcext:value-type="float">
            <text:p>4.2</text:p>
          </table:table-cell>
          <table:table-cell table:style-name="ce53" table:formula="of:=[Hoja1.F22]/[.F$4]" office:value-type="float" office:value="2.98293251772667" calcext:value-type="float">
            <text:p>3.0</text:p>
          </table:table-cell>
          <table:table-cell/>
          <table:table-cell table:style-name="ce29" office:value-type="date" office:date-value="2020-03-04" calcext:value-type="date">
            <text:p>04/03/20</text:p>
          </table:table-cell>
          <table:table-cell table:style-name="ce53" table:formula="of:=[Hoja1.I22]/[.I$4]" office:value-type="float" office:value="7.92516100112708" calcext:value-type="float">
            <text:p>7.9</text:p>
          </table:table-cell>
          <table:table-cell table:style-name="ce53" table:formula="of:=[Hoja1.J22]/[.J$4]" office:value-type="float" office:value="0.353764219331693" calcext:value-type="float">
            <text:p>0.4</text:p>
          </table:table-cell>
          <table:table-cell table:style-name="ce53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29" office:value-type="date" office:date-value="2020-03-04" calcext:value-type="date">
            <text:p>04/03/20</text:p>
          </table:table-cell>
          <table:table-cell table:style-name="ce53" table:formula="of:=[Hoja1.I22]/[Hoja1.C22]*100" office:value-type="float" office:value="3.46390417610877" calcext:value-type="float">
            <text:p>3.5</text:p>
          </table:table-cell>
          <table:table-cell table:style-name="ce53" table:formula="of:=[Hoja1.J22]/[Hoja1.D22]*100" office:value-type="float" office:value="1.31578947368421" calcext:value-type="float">
            <text:p>1.3</text:p>
          </table:table-cell>
          <table:table-cell table:style-name="ce53" table:formula="of:=[Hoja1.K22]/[Hoja1.E22]*100" office:value-type="float" office:value="1.40350877192982" calcext:value-type="float">
            <text:p>1.4</text:p>
          </table:table-cell>
          <table:table-cell table:style-name="ce27"/>
          <table:table-cell/>
          <table:table-cell office:value-type="string" calcext:value-type="string">
            <text:p>Enfermedades de la sangre</text:p>
          </table:table-cell>
          <table:table-cell table:style-name="ce54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29" office:value-type="date" office:date-value="2020-03-05" calcext:value-type="date">
            <text:p>05/03/20</text:p>
          </table:table-cell>
          <table:table-cell table:style-name="ce54" table:formula="of:=[Hoja1.C23]/[.C$4]" office:value-type="float" office:value="61.9792151464992" calcext:value-type="float">
            <text:p>62</text:p>
          </table:table-cell>
          <table:table-cell table:style-name="ce53" table:formula="of:=[Hoja1.D23]/[.D$4]" office:value-type="float" office:value="6.03557134601802" calcext:value-type="float">
            <text:p>6.0</text:p>
          </table:table-cell>
          <table:table-cell table:style-name="ce53" table:formula="of:=[Hoja1.E23]/[.E$4]" office:value-type="float" office:value="6.2792850527765" calcext:value-type="float">
            <text:p>6.3</text:p>
          </table:table-cell>
          <table:table-cell table:style-name="ce53" table:formula="of:=[Hoja1.F23]/[.F$4]" office:value-type="float" office:value="4.3376810361942" calcext:value-type="float">
            <text:p>4.3</text:p>
          </table:table-cell>
          <table:table-cell/>
          <table:table-cell table:style-name="ce29" office:value-type="date" office:date-value="2020-03-05" calcext:value-type="date">
            <text:p>05/03/20</text:p>
          </table:table-cell>
          <table:table-cell table:style-name="ce54" table:formula="of:=[Hoja1.I23]/[.I$4]" office:value-type="float" office:value="10.9619049361384" calcext:value-type="float">
            <text:p>11</text:p>
          </table:table-cell>
          <table:table-cell table:style-name="ce53" table:formula="of:=[Hoja1.J23]/[.J$4]" office:value-type="float" office:value="0.353764219331693" calcext:value-type="float">
            <text:p>0.4</text:p>
          </table:table-cell>
          <table:table-cell table:style-name="ce53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29" office:value-type="date" office:date-value="2020-03-05" calcext:value-type="date">
            <text:p>05/03/20</text:p>
          </table:table-cell>
          <table:table-cell table:style-name="ce53" table:formula="of:=[Hoja1.I23]/[Hoja1.C23]*100" office:value-type="float" office:value="3.83618455158113" calcext:value-type="float">
            <text:p>3.8</text:p>
          </table:table-cell>
          <table:table-cell table:style-name="ce53" table:formula="of:=[Hoja1.J23]/[Hoja1.D23]*100" office:value-type="float" office:value="1.06382978723404" calcext:value-type="float">
            <text:p>1.1</text:p>
          </table:table-cell>
          <table:table-cell table:style-name="ce53" table:formula="of:=[Hoja1.K23]/[Hoja1.E23]*100" office:value-type="float" office:value="1.6548463356974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Malformaciones congénitas</text:p>
          </table:table-cell>
          <table:table-cell table:style-name="ce54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9" office:value-type="date" office:date-value="2020-03-06" calcext:value-type="date">
            <text:p>06/03/20</text:p>
          </table:table-cell>
          <table:table-cell table:style-name="ce54" table:formula="of:=[Hoja1.C24]/[.C$4]" office:value-type="float" office:value="74.4778749142484" calcext:value-type="float">
            <text:p>74</text:p>
          </table:table-cell>
          <table:table-cell table:style-name="ce53" table:formula="of:=[Hoja1.D24]/[.D$4]" office:value-type="float" office:value="7.81199837339212" calcext:value-type="float">
            <text:p>7.8</text:p>
          </table:table-cell>
          <table:table-cell table:style-name="ce53" table:formula="of:=[Hoja1.E24]/[.E$4]" office:value-type="float" office:value="9.09976770059573" calcext:value-type="float">
            <text:p>9.1</text:p>
          </table:table-cell>
          <table:table-cell table:style-name="ce53" table:formula="of:=[Hoja1.F24]/[.F$4]" office:value-type="float" office:value="6.63702485194183" calcext:value-type="float">
            <text:p>6.6</text:p>
          </table:table-cell>
          <table:table-cell/>
          <table:table-cell table:style-name="ce29" office:value-type="date" office:date-value="2020-03-06" calcext:value-type="date">
            <text:p>06/03/20</text:p>
          </table:table-cell>
          <table:table-cell table:style-name="ce54" table:formula="of:=[Hoja1.I24]/[.I$4]" office:value-type="float" office:value="14.5911842731031" calcext:value-type="float">
            <text:p>15</text:p>
          </table:table-cell>
          <table:table-cell table:style-name="ce53" table:formula="of:=[Hoja1.J24]/[.J$4]" office:value-type="float" office:value="0.943371251551182" calcext:value-type="float">
            <text:p>0.9</text:p>
          </table:table-cell>
          <table:table-cell table:style-name="ce53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29" office:value-type="date" office:date-value="2020-03-06" calcext:value-type="date">
            <text:p>06/03/20</text:p>
          </table:table-cell>
          <table:table-cell table:style-name="ce53" table:formula="of:=[Hoja1.I24]/[Hoja1.C24]*100" office:value-type="float" office:value="4.24935289042278" calcext:value-type="float">
            <text:p>4.2</text:p>
          </table:table-cell>
          <table:table-cell table:style-name="ce53" table:formula="of:=[Hoja1.J24]/[Hoja1.D24]*100" office:value-type="float" office:value="2.19178082191781" calcext:value-type="float">
            <text:p>2.2</text:p>
          </table:table-cell>
          <table:table-cell table:style-name="ce53" table:formula="of:=[Hoja1.K24]/[Hoja1.E24]*100" office:value-type="float" office:value="1.46818923327896" calcext:value-type="float">
            <text:p>1.5</text:p>
          </table:table-cell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table-cell table:style-name="ce29" office:value-type="date" office:date-value="2020-03-07" calcext:value-type="date">
            <text:p>07/03/20</text:p>
          </table:table-cell>
          <table:table-cell table:style-name="ce54" table:formula="of:=[Hoja1.C25]/[.C$4]" office:value-type="float" office:value="94.5110737964891" calcext:value-type="float">
            <text:p>95</text:p>
          </table:table-cell>
          <table:table-cell table:style-name="ce54" table:formula="of:=[Hoja1.D25]/[.D$4]" office:value-type="float" office:value="9.203176165914" calcext:value-type="float">
            <text:p>9</text:p>
          </table:table-cell>
          <table:table-cell table:style-name="ce53" table:formula="of:=[Hoja1.E25]/[.E$4]" office:value-type="float" office:value="14.0875685935813" calcext:value-type="float">
            <text:p>14.1</text:p>
          </table:table-cell>
          <table:table-cell table:style-name="ce53" table:formula="of:=[Hoja1.F25]/[.F$4]" office:value-type="float" office:value="8.501357675521" calcext:value-type="float">
            <text:p>8.5</text:p>
          </table:table-cell>
          <table:table-cell/>
          <table:table-cell table:style-name="ce29" office:value-type="date" office:date-value="2020-03-07" calcext:value-type="date">
            <text:p>07/03/20</text:p>
          </table:table-cell>
          <table:table-cell table:style-name="ce54" table:formula="of:=[Hoja1.I25]/[.I$4]" office:value-type="float" office:value="17.2575935818935" calcext:value-type="float">
            <text:p>17</text:p>
          </table:table-cell>
          <table:table-cell table:style-name="ce53" table:formula="of:=[Hoja1.J25]/[.J$4]" office:value-type="float" office:value="1.17921406443898" calcext:value-type="float">
            <text:p>1.2</text:p>
          </table:table-cell>
          <table:table-cell table:style-name="ce53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29" office:value-type="date" office:date-value="2020-03-07" calcext:value-type="date">
            <text:p>07/03/20</text:p>
          </table:table-cell>
          <table:table-cell table:style-name="ce53" table:formula="of:=[Hoja1.I25]/[Hoja1.C25]*100" office:value-type="float" office:value="3.96056433792283" calcext:value-type="float">
            <text:p>4.0</text:p>
          </table:table-cell>
          <table:table-cell table:style-name="ce53" table:formula="of:=[Hoja1.J25]/[Hoja1.D25]*100" office:value-type="float" office:value="2.32558139534884" calcext:value-type="float">
            <text:p>2.3</text:p>
          </table:table-cell>
          <table:table-cell table:style-name="ce53" table:formula="of:=[Hoja1.K25]/[Hoja1.E25]*100" office:value-type="float" office:value="1.68598524762908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Covid-19 – 11 de marzo</text:p>
          </table:table-cell>
          <table:table-cell table:style-name="ce54" table:formula="of:=[Hoja1.K29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29" office:value-type="date" office:date-value="2020-03-08" calcext:value-type="date">
            <text:p>08/03/20</text:p>
          </table:table-cell>
          <table:table-cell table:style-name="ce54" table:formula="of:=[Hoja1.C26]/[.C$4]" office:value-type="float" office:value="118.480225947494" calcext:value-type="float">
            <text:p>118</text:p>
          </table:table-cell>
          <table:table-cell table:style-name="ce54" table:formula="of:=[Hoja1.D26]/[.D$4]" office:value-type="float" office:value="14.4254435716885" calcext:value-type="float">
            <text:p>14</text:p>
          </table:table-cell>
          <table:table-cell table:style-name="ce54" table:formula="of:=[Hoja1.E26]/[.E$4]" office:value-type="float" office:value="16.7150708497077" calcext:value-type="float">
            <text:p>17</text:p>
          </table:table-cell>
          <table:table-cell table:style-name="ce53" table:formula="of:=[Hoja1.F26]/[.F$4]" office:value-type="float" office:value="10.527266010477" calcext:value-type="float">
            <text:p>10.5</text:p>
          </table:table-cell>
          <table:table-cell/>
          <table:table-cell table:style-name="ce29" office:value-type="date" office:date-value="2020-03-08" calcext:value-type="date">
            <text:p>08/03/20</text:p>
          </table:table-cell>
          <table:table-cell table:style-name="ce54" table:formula="of:=[Hoja1.I26]/[.I$4]" office:value-type="float" office:value="27.1084946393692" calcext:value-type="float">
            <text:p>27</text:p>
          </table:table-cell>
          <table:table-cell table:style-name="ce53" table:formula="of:=[Hoja1.J26]/[.J$4]" office:value-type="float" office:value="2.00466390954626" calcext:value-type="float">
            <text:p>2.0</text:p>
          </table:table-cell>
          <table:table-cell table:style-name="ce53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29" office:value-type="date" office:date-value="2020-03-08" calcext:value-type="date">
            <text:p>08/03/20</text:p>
          </table:table-cell>
          <table:table-cell table:style-name="ce53" table:formula="of:=[Hoja1.I26]/[Hoja1.C26]*100" office:value-type="float" office:value="4.96271186440678" calcext:value-type="float">
            <text:p>5.0</text:p>
          </table:table-cell>
          <table:table-cell table:style-name="ce53" table:formula="of:=[Hoja1.J26]/[Hoja1.D26]*100" office:value-type="float" office:value="2.52225519287834" calcext:value-type="float">
            <text:p>2.5</text:p>
          </table:table-cell>
          <table:table-cell table:style-name="ce53" table:formula="of:=[Hoja1.K26]/[Hoja1.E26]*100" office:value-type="float" office:value="1.68738898756661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Covid-19 – 8 de marzo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4" table:formula="of:=[Hoja1.C27]/[.C$4]" office:value-type="float" office:value="147.349238290226" calcext:value-type="float">
            <text:p>147</text:p>
          </table:table-cell>
          <table:table-cell table:style-name="ce54" table:formula="of:=[Hoja1.D27]/[.D$4]" office:value-type="float" office:value="26.3467671168375" calcext:value-type="float">
            <text:p>26</text:p>
          </table:table-cell>
          <table:table-cell table:style-name="ce54" table:formula="of:=[Hoja1.E27]/[.E$4]" office:value-type="float" office:value="20.9606394669513" calcext:value-type="float">
            <text:p>21</text:p>
          </table:table-cell>
          <table:table-cell table:style-name="ce53" table:formula="of:=[Hoja1.F27]/[.F$4]" office:value-type="float" office:value="13.8209206654669" calcext:value-type="float">
            <text:p>13.8</text:p>
          </table:table-cell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4" table:formula="of:=[Hoja1.I27]/[.I$4]" office:value-type="float" office:value="34.2929863880545" calcext:value-type="float">
            <text:p>34</text:p>
          </table:table-cell>
          <table:table-cell table:style-name="ce53" table:formula="of:=[Hoja1.J27]/[.J$4]" office:value-type="float" office:value="3.53764219331693" calcext:value-type="float">
            <text:p>3.5</text:p>
          </table:table-cell>
          <table:table-cell table:style-name="ce53" table:formula="of:=[Hoja1.K27]/[.K$4]" office:value-type="float" office:value="1.57284336938244" calcext:value-type="float">
            <text:p>1.6</text:p>
          </table:table-cell>
          <table:table-cell table:style-name="ce53" table:formula="of:=[Hoja1.L27]/[.L$4]" office:value-type="float" office:value="0.111170710964489" calcext:value-type="float">
            <text:p>0.1</text:p>
          </table:table-cell>
          <table:table-cell/>
          <table:table-cell table:style-name="ce29" office:value-type="date" office:date-value="2020-03-09" calcext:value-type="date">
            <text:p>09/03/20</text:p>
          </table:table-cell>
          <table:table-cell table:style-name="ce53" table:formula="of:=[Hoja1.I27]/[Hoja1.C27]*100" office:value-type="float" office:value="5.04797208896642" calcext:value-type="float">
            <text:p>5.0</text:p>
          </table:table-cell>
          <table:table-cell table:style-name="ce53" table:formula="of:=[Hoja1.J27]/[Hoja1.D27]*100" office:value-type="float" office:value="2.43704305442729" calcext:value-type="float">
            <text:p>2.4</text:p>
          </table:table-cell>
          <table:table-cell table:style-name="ce53" table:formula="of:=[Hoja1.K27]/[Hoja1.E27]*100" office:value-type="float" office:value="1.48725212464589" calcext:value-type="float">
            <text:p>1.5</text:p>
          </table:table-cell>
          <table:table-cell table:style-name="ce53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4" table:formula="of:=[Hoja1.C28]/[.C$4]" office:value-type="float" office:value="163.044856019134" calcext:value-type="float">
            <text:p>163</text:p>
          </table:table-cell>
          <table:table-cell table:style-name="ce54" table:formula="of:=[Hoja1.D28]/[.D$4]" office:value-type="float" office:value="36.2776362819168" calcext:value-type="float">
            <text:p>36</text:p>
          </table:table-cell>
          <table:table-cell table:style-name="ce54" table:formula="of:=[Hoja1.E28]/[.E$4]" office:value-type="float" office:value="26.4828475984711" calcext:value-type="float">
            <text:p>26</text:p>
          </table:table-cell>
          <table:table-cell table:style-name="ce53" table:formula="of:=[Hoja1.F28]/[.F$4]" office:value-type="float" office:value="19.451205792676" calcext:value-type="float">
            <text:p>19.5</text:p>
          </table:table-cell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4" table:formula="of:=[Hoja1.I28]/[.I$4]" office:value-type="float" office:value="46.7362298290765" calcext:value-type="float">
            <text:p>47</text:p>
          </table:table-cell>
          <table:table-cell table:style-name="ce53" table:formula="of:=[Hoja1.J28]/[.J$4]" office:value-type="float" office:value="4.24517063198032" calcext:value-type="float">
            <text:p>4.2</text:p>
          </table:table-cell>
          <table:table-cell table:style-name="ce53" table:formula="of:=[Hoja1.K28]/[.K$4]" office:value-type="float" office:value="2.24691909911777" calcext:value-type="float">
            <text:p>2.2</text:p>
          </table:table-cell>
          <table:table-cell table:style-name="ce53" table:formula="of:=[Hoja1.L28]/[.L$4]" office:value-type="float" office:value="0.111170710964489" calcext:value-type="float">
            <text:p>0.1</text:p>
          </table:table-cell>
          <table:table-cell/>
          <table:table-cell table:style-name="ce29" office:value-type="date" office:date-value="2020-03-10" calcext:value-type="date">
            <text:p>10/03/20</text:p>
          </table:table-cell>
          <table:table-cell table:style-name="ce53" table:formula="of:=[Hoja1.I28]/[Hoja1.C28]*100" office:value-type="float" office:value="6.21736131638585" calcext:value-type="float">
            <text:p>6.2</text:p>
          </table:table-cell>
          <table:table-cell table:style-name="ce53" table:formula="of:=[Hoja1.J28]/[Hoja1.D28]*100" office:value-type="float" office:value="2.12389380530973" calcext:value-type="float">
            <text:p>2.1</text:p>
          </table:table-cell>
          <table:table-cell table:style-name="ce53" table:formula="of:=[Hoja1.K28]/[Hoja1.E28]*100" office:value-type="float" office:value="1.68161434977578" calcext:value-type="float">
            <text:p>1.7</text:p>
          </table:table-cell>
          <table:table-cell table:style-name="ce53" table:formula="of:=[Hoja1.L28]/[Hoja1.F28]*100" office:value-type="float" office:value="0.12779552715655" calcext:value-type="float">
            <text:p>0.1</text:p>
          </table:table-cell>
          <table:table-cell table:number-columns-repeated="2"/>
          <table:table-cell table:style-name="ce27"/>
        </table:table-row>
        <table:table-row table:style-name="ro1"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4" table:formula="of:=[Hoja1.C29]/[.C$4]" office:value-type="float" office:value="200.203467899345" calcext:value-type="float">
            <text:p>200</text:p>
          </table:table-cell>
          <table:table-cell table:style-name="ce54" table:formula="of:=[Hoja1.D29]/[.D$4]" office:value-type="float" office:value="48.7340282088051" calcext:value-type="float">
            <text:p>49</text:p>
          </table:table-cell>
          <table:table-cell table:style-name="ce54" table:formula="of:=[Hoja1.E29]/[.E$4]" office:value-type="float" office:value="33.8606364193456" calcext:value-type="float">
            <text:p>34</text:p>
          </table:table-cell>
          <table:table-cell table:style-name="ce53" table:formula="of:=[Hoja1.F29]/[.F$4]" office:value-type="float" office:value="24.4351888743776" calcext:value-type="float">
            <text:p>24.4</text:p>
          </table:table-cell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4" table:formula="of:=[Hoja1.I29]/[.I$4]" office:value-type="float" office:value="61.2533471769354" calcext:value-type="float">
            <text:p>61</text:p>
          </table:table-cell>
          <table:table-cell table:style-name="ce53" table:formula="of:=[Hoja1.J29]/[.J$4]" office:value-type="float" office:value="5.5423061028632" calcext:value-type="float">
            <text:p>5.5</text:p>
          </table:table-cell>
          <table:table-cell table:style-name="ce53" table:formula="of:=[Hoja1.K29]/[.K$4]" office:value-type="float" office:value="3.59507055858843" calcext:value-type="float">
            <text:p>3.6</text:p>
          </table:table-cell>
          <table:table-cell table:style-name="ce53" table:formula="of:=[Hoja1.L29]/[.L$4]" office:value-type="float" office:value="0.166756066446734" calcext:value-type="float">
            <text:p>0.2</text:p>
          </table:table-cell>
          <table:table-cell/>
          <table:table-cell table:style-name="ce29" office:value-type="date" office:date-value="2020-03-11" calcext:value-type="date">
            <text:p>11/03/20</text:p>
          </table:table-cell>
          <table:table-cell table:style-name="ce53" table:formula="of:=[Hoja1.I29]/[Hoja1.C29]*100" office:value-type="float" office:value="6.63617396886535" calcext:value-type="float">
            <text:p>6.6</text:p>
          </table:table-cell>
          <table:table-cell table:style-name="ce53" table:formula="of:=[Hoja1.J29]/[Hoja1.D29]*100" office:value-type="float" office:value="2.0641194554238" calcext:value-type="float">
            <text:p>2.1</text:p>
          </table:table-cell>
          <table:table-cell table:style-name="ce53" table:formula="of:=[Hoja1.K29]/[Hoja1.E29]*100" office:value-type="float" office:value="2.10434020166594" calcext:value-type="float">
            <text:p>2.1</text:p>
          </table:table-cell>
          <table:table-cell table:style-name="ce53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30" office:value-type="date" office:date-value="2020-03-12" calcext:value-type="date">
            <text:p>12/03/20</text:p>
          </table:table-cell>
          <table:table-cell table:number-columns-repeated="5"/>
          <table:table-cell table:style-name="ce30" office:value-type="date" office:date-value="2020-03-12" calcext:value-type="date">
            <text:p>12/03/20</text:p>
          </table:table-cell>
          <table:table-cell table:number-columns-repeated="5"/>
          <table:table-cell table:style-name="ce30" office:value-type="date" office:date-value="2020-03-12" calcext:value-type="date">
            <text:p>12/03/20</text:p>
          </table:table-cell>
          <table:table-cell table:number-columns-repeated="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11"/>
          <table:table-cell table:style-name="ce19"/>
          <table:table-cell table:number-columns-repeated="9"/>
        </table:table-row>
        <table:table-row table:style-name="ro1">
          <table:table-cell table:number-columns-repeated="11"/>
          <table:table-cell table:style-name="ce34"/>
          <table:table-cell table:number-columns-repeated="9"/>
        </table:table-row>
        <table:table-row table:style-name="ro1">
          <table:table-cell table:number-columns-repeated="9"/>
          <table:table-cell table:style-name="ce19"/>
          <table:table-cell table:number-columns-repeated="11"/>
        </table:table-row>
        <table:table-row table:style-name="ro1">
          <table:table-cell table:number-columns-repeated="9"/>
          <table:table-cell table:style-name="ce34"/>
          <table:table-cell table:number-columns-repeated="11"/>
        </table:table-row>
        <table:table-row table:style-name="ro1" table:number-rows-repeated="1048537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0cm" svg:x="2.904cm" svg:y="0.96cm">
            <draw:object draw:notify-on-update-of-ranges="Hoja1.B9:Hoja1.B30 Hoja1.C8:Hoja1.C8 Hoja1.C9:Hoja1.C30 Hoja1.D8:Hoja1.D8 Hoja1.D9:Hoja1.D30 Hoja1.E8:Hoja1.E8 Hoja1.E9:Hoja1.E30 Hoja1.F8:Hoja1.F8 Hoja1.F9:Hoja1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0cm" svg:x="20.29cm" svg:y="0.964cm">
            <draw:object draw:notify-on-update-of-ranges="Hoja1.H9:Hoja1.H30 Hoja1.I8:Hoja1.I8 Hoja1.I9:Hoja1.I30 Hoja1.J8:Hoja1.J8 Hoja1.J9:Hoja1.J30 Hoja1.K8:Hoja1.K8 Hoja1.K9:Hoja1.K30 Hoja1.L8:Hoja1.L8 Hoja1.L9:Hoja1.L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0cm" svg:x="3.083cm" svg:y="12.614cm">
            <draw:object draw:notify-on-update-of-ranges="Hoja2.B9:Hoja2.B30 Hoja2.C8:Hoja2.C8 Hoja2.C9:Hoja2.C30 Hoja2.D8:Hoja2.D8 Hoja2.D9:Hoja2.D30 Hoja2.E8:Hoja2.E8 Hoja2.E9:Hoja2.E30 Hoja2.F8:Hoja2.F8 Hoja2.F9:Hoja2.F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0cm" svg:x="20.472cm" svg:y="12.704cm">
            <draw:object draw:notify-on-update-of-ranges="Hoja2.H9:Hoja2.H30 Hoja2.I8:Hoja2.I8 Hoja2.I9:Hoja2.I30 Hoja2.J8:Hoja2.J8 Hoja2.J9:Hoja2.J30 Hoja2.K8:Hoja2.K8 Hoja2.K9:Hoja2.K30 Hoja2.L8:Hoja2.L8 Hoja2.L9:Hoja2.L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0cm" svg:x="2.929cm" svg:y="24.413cm">
            <draw:object draw:notify-on-update-of-ranges="Hoja2.N9:Hoja2.N30 Hoja2.O8:Hoja2.O8 Hoja2.O9:Hoja2.O30 Hoja2.P8:Hoja2.P8 Hoja2.P9:Hoja2.P30 Hoja2.Q8:Hoja2.Q8 Hoja2.Q9:Hoja2.Q30 Hoja2.R8:Hoja2.R8 Hoja2.R9:Hoja2.R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18cm" svg:x="20.396cm" svg:y="24.334cm">
            <draw:object draw:notify-on-update-of-ranges="Hoja2.T9:Hoja2.T27 Hoja2.U9:Hoja2.U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0cm" svg:x="2.854cm" svg:y="35.799cm">
            <draw:object draw:notify-on-update-of-ranges="Hoja2.H8:Hoja2.H8 Hoja2.H9:Hoja2.H30 Hoja2.I8:Hoja2.I8 Hoja2.I9:Hoja2.I30 Hoja2.J8:Hoja2.J8 Hoja2.J9:Hoja2.J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53"/>
        </table:table-row>
      </table:table>
      <table:table table:name="Fuentes" table:style-name="ta1">
        <table:table-column table:style-name="co3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23" office:value-type="string" calcext:value-type="string">
            <text:p>Fuent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24"/>
          <table:table-cell table:style-name="ce28" office:value-type="string" calcext:value-type="string">
            <text:p>Fecha</text:p>
          </table:table-cell>
          <table:table-cell table:style-name="ce28" office:value-type="string" calcext:value-type="string">
            <text:p>Población </text:p>
          </table:table-cell>
          <table:table-cell table:style-name="ce28" office:value-type="string" calcext:value-type="string">
            <text:p>% &gt; 65</text:p>
          </table:table-cell>
          <table:table-cell table:style-name="ce28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31" office:value-type="string" calcext:value-type="string">
            <text:p>Italia</text:p>
          </table:table-cell>
          <table:table-cell table:style-name="ce27" office:value-type="string" calcext:value-type="string">
            <text:p>julio 2018</text:p>
          </table:table-cell>
          <table:table-cell table:style-name="ce55" office:value-type="float" office:value="62246674" calcext:value-type="float">
            <text:p>62.246.674</text:p>
          </table:table-cell>
          <table:table-cell table:style-name="ce58" office:value-type="float" office:value="21.69" calcext:value-type="float">
            <text:p>21.69</text:p>
          </table:table-cell>
          <table:table-cell table:style-name="ce55" table:formula="of:=[.J5]*[.K5]/100" office:value-type="float" office:value="13501303.5906" calcext:value-type="float">
            <text:p>13.501.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31" office:value-type="string" calcext:value-type="string">
            <text:p>Francia</text:p>
          </table:table-cell>
          <table:table-cell table:style-name="ce27" office:value-type="string" calcext:value-type="string">
            <text:p>julio 2018</text:p>
          </table:table-cell>
          <table:table-cell table:style-name="ce55" office:value-type="float" office:value="67364357" calcext:value-type="float">
            <text:p>67.364.357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55" table:formula="of:=[.J6]*[.K6]/100" office:value-type="float" office:value="13351615.5574" calcext:value-type="float">
            <text:p>13.351.6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31" office:value-type="string" calcext:value-type="string">
            <text:p>España</text:p>
          </table:table-cell>
          <table:table-cell table:style-name="ce27" office:value-type="string" calcext:value-type="string">
            <text:p>enero 2018</text:p>
          </table:table-cell>
          <table:table-cell table:style-name="ce55" office:value-type="float" office:value="46723000" calcext:value-type="float">
            <text:p>46.723.000</text:p>
          </table:table-cell>
          <table:table-cell table:style-name="ce27" office:value-type="float" office:value="18.15" calcext:value-type="float">
            <text:p>18.15</text:p>
          </table:table-cell>
          <table:table-cell table:style-name="ce55" table:formula="of:=[.J7]*[.K7]/100" office:value-type="float" office:value="8480224.5" calcext:value-type="float">
            <text:p>8.480.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7" office:value-type="string" calcext:value-type="string">
            <text:p>Alemania</text:p>
          </table:table-cell>
          <table:table-cell table:style-name="ce56" office:value-type="string" calcext:value-type="string">
            <text:p>julio 2018</text:p>
          </table:table-cell>
          <table:table-cell table:style-name="ce55" office:value-type="float" office:value="80457737" calcext:value-type="float">
            <text:p>80.457.737</text:p>
          </table:table-cell>
          <table:table-cell table:style-name="ce27" office:value-type="float" office:value="22.36" calcext:value-type="float">
            <text:p>22.36</text:p>
          </table:table-cell>
          <table:table-cell table:style-name="ce55" table:formula="of:=[.J8]*[.K8]/100" office:value-type="float" office:value="17990349.9932" calcext:value-type="float">
            <text:p>17.990.35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57"/>
          <table:table-cell table:number-columns-repeated="3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2:38:18.2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2T13:14:26.910000000</dc:date>
    <meta:editing-duration>PT21H21M47S</meta:editing-duration>
    <meta:editing-cycles>59</meta:editing-cycles>
    <meta:generator>LibreOffice/6.4.0.3$Windows_X86_64 LibreOffice_project/b0a288ab3d2d4774cb44b62f04d5d28733ac6df8</meta:generator>
    <meta:document-statistic meta:table-count="4" meta:cell-count="598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533cm" svg:y="0.109cm" chart:style-name="ch2">
          <text:p>Covid-19 (casos declarados)</text:p>
        </chart:title>
        <chart:legend chart:legend-position="bottom" svg:x="2.996cm" svg:y="9.402cm" style:legend-expansion="wide" chart:style-name="ch3"/>
        <chart:plot-area chart:style-name="ch4" table:cell-range-address="Hoja1.B8:Hoja1.F30" chart:data-source-has-labels="both" svg:x="0.079cm" svg:y="0.659cm" svg:width="14.738cm" svg:height="8.719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B9:Hoja1.B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0" chart:label-cell-address="Hoja1.C8:Hoja1.C8" chart:class="chart:line">
            <chart:data-point chart:repeated="22"/>
          </chart:series>
          <chart:series chart:style-name="ch9" chart:values-cell-range-address="Hoja1.D9:Hoja1.D30" chart:label-cell-address="Hoja1.D8:Hoja1.D8" chart:class="chart:line">
            <chart:data-point chart:repeated="22"/>
          </chart:series>
          <chart:series chart:style-name="ch10" chart:values-cell-range-address="Hoja1.E9:Hoja1.E30" chart:label-cell-address="Hoja1.E8:Hoja1.E8" chart:class="chart:line">
            <chart:data-point chart:repeated="22"/>
          </chart:series>
          <chart:series chart:style-name="ch11" chart:values-cell-range-address="Hoja1.F9:Hoja1.F30" chart:label-cell-address="Hoja1.F8:Hoja1.F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0</svg:desc>
                </draw:g>
              </table:table-cell>
              <table:table-cell office:value-type="float" office:value="3">
                <text:p>3</text:p>
                <draw:g>
                  <svg:desc>Hoja1.C9:Hoja1.C30</svg:desc>
                </draw:g>
              </table:table-cell>
              <table:table-cell office:value-type="float" office:value="NaN">
                <text:p>NaN</text:p>
                <draw:g>
                  <svg:desc>Hoja1.D9:Hoja1.D30</svg:desc>
                </draw:g>
              </table:table-cell>
              <table:table-cell office:value-type="float" office:value="NaN">
                <text:p>NaN</text:p>
                <draw:g>
                  <svg:desc>Hoja1.E9:Hoja1.E30</svg:desc>
                </draw:g>
              </table:table-cell>
              <table:table-cell office:value-type="float" office:value="NaN">
                <text:p>NaN</text:p>
                <draw:g>
                  <svg:desc>Hoja1.F9:Hoja1.F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84cm" chart:style-name="ch2">
          <text:p>Covid-19 (muertes declaradas por millón de mayores de 65 años)</text:p>
        </chart:title>
        <chart:legend chart:legend-position="bottom" svg:x="2.996cm" svg:y="9.402cm" style:legend-expansion="wide" chart:style-name="ch3"/>
        <chart:plot-area chart:style-name="ch4" table:cell-range-address="Hoja2.H8:Hoja2.L30" chart:data-source-has-labels="both" svg:x="0.264cm" svg:y="0.658cm" svg:width="14.553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0" chart:label-cell-address="Hoja2.I8:Hoja2.I8" chart:class="chart:line">
            <chart:data-point chart:repeated="22"/>
          </chart:series>
          <chart:series chart:style-name="ch9" chart:values-cell-range-address="Hoja2.J9:Hoja2.J30" chart:label-cell-address="Hoja2.J8:Hoja2.J8" chart:class="chart:line">
            <chart:data-point chart:repeated="22"/>
          </chart:series>
          <chart:series chart:style-name="ch10" chart:values-cell-range-address="Hoja2.K9:Hoja2.K30" chart:label-cell-address="Hoja2.K8:Hoja2.K8" chart:class="chart:line">
            <chart:data-point chart:repeated="22"/>
          </chart:series>
          <chart:series chart:style-name="ch11" chart:values-cell-range-address="Hoja2.L9:Hoja2.L30" chart:label-cell-address="Hoja2.L8:Hoja2.L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  <table:table-cell office:value-type="string">
                <text:p>Francia</text:p>
                <draw:g>
                  <svg:desc>Hoja2.K8:Hoja2.K8</svg:desc>
                </draw:g>
              </table:table-cell>
              <table:table-cell office:value-type="string">
                <text:p>Alemania</text:p>
                <draw:g>
                  <svg:desc>Hoja2.L8:Hoja2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0</svg:desc>
                </draw:g>
              </table:table-cell>
              <table:table-cell office:value-type="float" office:value="NaN">
                <text:p>NaN</text:p>
                <draw:g>
                  <svg:desc>Hoja2.I9:Hoja2.I30</svg:desc>
                </draw:g>
              </table:table-cell>
              <table:table-cell office:value-type="float" office:value="NaN">
                <text:p>NaN</text:p>
                <draw:g>
                  <svg:desc>Hoja2.J9:Hoja2.J30</svg:desc>
                </draw:g>
              </table:table-cell>
              <table:table-cell office:value-type="float" office:value="NaN">
                <text:p>NaN</text:p>
                <draw:g>
                  <svg:desc>Hoja2.K9:Hoja2.K30</svg:desc>
                </draw:g>
              </table:table-cell>
              <table:table-cell office:value-type="float" office:value="NaN">
                <text:p>NaN</text:p>
                <draw:g>
                  <svg:desc>Hoja2.L9:Hoja2.L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8.001cm" xlink:href=".." xlink:type="simple" chart:class="chart:bar" chart:style-name="ch1">
        <chart:title svg:x="1.161cm" svg:y="0.496cm" chart:style-name="ch2">
          <text:p>Muertes Covid-19 frente al total de muertes por otras enfermedades de mayores de 65 años (2018) - España</text:p>
        </chart:title>
        <chart:plot-area chart:style-name="ch3" table:cell-range-address="Hoja2.T9:Hoja2.U27" chart:data-source-has-labels="column" svg:x="0.399cm" svg:y="1.543cm" svg:width="23.434cm" svg:height="16.061cm">
          <chartooo:coordinate-region svg:x="7.106cm" svg:y="1.543cm" svg:width="15.971cm" svg:height="15.414cm"/>
          <chart:axis chart:dimension="x" chart:name="primary-x" chart:style-name="ch4" chartooo:axis-type="auto">
            <chartooo:date-scale/>
            <chart:categories table:cell-range-address="Hoja2.T9:Hoja2.T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U9:Hoja2.U2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2.T9:Hoja2.T27</svg:desc>
                </draw:g>
              </table:table-cell>
              <table:table-cell office:value-type="float" office:value="109984">
                <text:p>109984</text:p>
                <draw:g>
                  <svg:desc>Hoja2.U9:Hoja2.U27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3.53cm" svg:y="0.086cm" chart:style-name="ch2">
          <text:p>Covid-19 (%muertes sobre casos declarados)</text:p>
        </chart:title>
        <chart:legend chart:legend-position="bottom" svg:x="2.996cm" svg:y="9.402cm" style:legend-expansion="wide" chart:style-name="ch3"/>
        <chart:plot-area chart:style-name="ch4" table:cell-range-address="Hoja2.N8:Hoja2.R30" chart:data-source-has-labels="both" svg:x="0.926cm" svg:y="0.658cm" svg:width="13.891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N9:Hoja2.N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O9:Hoja2.O30" chart:label-cell-address="Hoja2.O8:Hoja2.O8" chart:class="chart:line">
            <chart:data-point chart:repeated="22"/>
          </chart:series>
          <chart:series chart:style-name="ch9" chart:values-cell-range-address="Hoja2.P9:Hoja2.P30" chart:label-cell-address="Hoja2.P8:Hoja2.P8" chart:class="chart:line">
            <chart:data-point chart:repeated="22"/>
          </chart:series>
          <chart:series chart:style-name="ch10" chart:values-cell-range-address="Hoja2.Q9:Hoja2.Q30" chart:label-cell-address="Hoja2.Q8:Hoja2.Q8" chart:class="chart:line">
            <chart:data-point chart:repeated="22"/>
          </chart:series>
          <chart:series chart:style-name="ch11" chart:values-cell-range-address="Hoja2.R9:Hoja2.R30" chart:label-cell-address="Hoja2.R8:Hoja2.R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O8:Hoja2.O8</svg:desc>
                </draw:g>
              </table:table-cell>
              <table:table-cell office:value-type="string">
                <text:p>España</text:p>
                <draw:g>
                  <svg:desc>Hoja2.P8:Hoja2.P8</svg:desc>
                </draw:g>
              </table:table-cell>
              <table:table-cell office:value-type="string">
                <text:p>Francia</text:p>
                <draw:g>
                  <svg:desc>Hoja2.Q8:Hoja2.Q8</svg:desc>
                </draw:g>
              </table:table-cell>
              <table:table-cell office:value-type="string">
                <text:p>Alemania</text:p>
                <draw:g>
                  <svg:desc>Hoja2.R8:Hoja2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N9:Hoja2.N30</svg:desc>
                </draw:g>
              </table:table-cell>
              <table:table-cell office:value-type="float" office:value="NaN">
                <text:p>NaN</text:p>
                <draw:g>
                  <svg:desc>Hoja2.O9:Hoja2.O30</svg:desc>
                </draw:g>
              </table:table-cell>
              <table:table-cell office:value-type="float" office:value="NaN">
                <text:p>NaN</text:p>
                <draw:g>
                  <svg:desc>Hoja2.P9:Hoja2.P30</svg:desc>
                </draw:g>
              </table:table-cell>
              <table:table-cell office:value-type="float" office:value="NaN">
                <text:p>NaN</text:p>
                <draw:g>
                  <svg:desc>Hoja2.Q9:Hoja2.Q30</svg:desc>
                </draw:g>
              </table:table-cell>
              <table:table-cell office:value-type="float" office:value="NaN">
                <text:p>NaN</text:p>
                <draw:g>
                  <svg:desc>Hoja2.R9:Hoja2.R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2.56cm" svg:y="0.056cm" chart:style-name="ch2">
          <text:p>Covid-19 (casos declarados por millón de habitantes)</text:p>
        </chart:title>
        <chart:legend chart:legend-position="bottom" svg:x="2.996cm" svg:y="9.402cm" style:legend-expansion="wide" chart:style-name="ch3"/>
        <chart:plot-area chart:style-name="ch4" table:cell-range-address="Hoja2.B8:Hoja2.F30" chart:data-source-has-labels="both" svg:x="0.449cm" svg:y="0.658cm" svg:width="14.368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B9:Hoja2.B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C9:Hoja2.C30" chart:label-cell-address="Hoja2.C8:Hoja2.C8" chart:class="chart:line">
            <chart:data-point chart:repeated="22"/>
          </chart:series>
          <chart:series chart:style-name="ch9" chart:values-cell-range-address="Hoja2.D9:Hoja2.D30" chart:label-cell-address="Hoja2.D8:Hoja2.D8" chart:class="chart:line">
            <chart:data-point chart:repeated="22"/>
          </chart:series>
          <chart:series chart:style-name="ch10" chart:values-cell-range-address="Hoja2.E9:Hoja2.E30" chart:label-cell-address="Hoja2.E8:Hoja2.E8" chart:class="chart:line">
            <chart:data-point chart:repeated="22"/>
          </chart:series>
          <chart:series chart:style-name="ch11" chart:values-cell-range-address="Hoja2.F9:Hoja2.F30" chart:label-cell-address="Hoja2.F8:Hoja2.F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C8:Hoja2.C8</svg:desc>
                </draw:g>
              </table:table-cell>
              <table:table-cell office:value-type="string">
                <text:p>España</text:p>
                <draw:g>
                  <svg:desc>Hoja2.D8:Hoja2.D8</svg:desc>
                </draw:g>
              </table:table-cell>
              <table:table-cell office:value-type="string">
                <text:p>Francia</text:p>
                <draw:g>
                  <svg:desc>Hoja2.E8:Hoja2.E8</svg:desc>
                </draw:g>
              </table:table-cell>
              <table:table-cell office:value-type="string">
                <text:p>Alemania</text:p>
                <draw:g>
                  <svg:desc>Hoja2.F8:Hoja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B9:Hoja2.B30</svg:desc>
                </draw:g>
              </table:table-cell>
              <table:table-cell office:value-type="float" office:value="0.0481953461481332">
                <text:p>0.0481953461481332</text:p>
                <draw:g>
                  <svg:desc>Hoja2.C9:Hoja2.C30</svg:desc>
                </draw:g>
              </table:table-cell>
              <table:table-cell office:value-type="float" office:value="NaN">
                <text:p>NaN</text:p>
                <draw:g>
                  <svg:desc>Hoja2.D9:Hoja2.D30</svg:desc>
                </draw:g>
              </table:table-cell>
              <table:table-cell office:value-type="float" office:value="NaN">
                <text:p>NaN</text:p>
                <draw:g>
                  <svg:desc>Hoja2.E9:Hoja2.E30</svg:desc>
                </draw:g>
              </table:table-cell>
              <table:table-cell office:value-type="float" office:value="NaN">
                <text:p>NaN</text:p>
                <draw:g>
                  <svg:desc>Hoja2.F9:Hoja2.F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4.224cm" svg:y="0.109cm" chart:style-name="ch2">
          <text:p>Covid-19 (muertes declaradas)</text:p>
        </chart:title>
        <chart:legend chart:legend-position="bottom" svg:x="2.996cm" svg:y="9.402cm" style:legend-expansion="wide" chart:style-name="ch3"/>
        <chart:plot-area chart:style-name="ch4" table:cell-range-address="Hoja1.H8:Hoja1.L30" chart:data-source-has-labels="both" svg:x="0.449cm" svg:y="0.658cm" svg:width="14.368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1.H9:Hoja1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0" chart:label-cell-address="Hoja1.I8:Hoja1.I8" chart:class="chart:line">
            <chart:data-point chart:repeated="22"/>
          </chart:series>
          <chart:series chart:style-name="ch9" chart:values-cell-range-address="Hoja1.J9:Hoja1.J30" chart:label-cell-address="Hoja1.J8:Hoja1.J8" chart:class="chart:line">
            <chart:data-point chart:repeated="22"/>
          </chart:series>
          <chart:series chart:style-name="ch10" chart:values-cell-range-address="Hoja1.K9:Hoja1.K30" chart:label-cell-address="Hoja1.K8:Hoja1.K8" chart:class="chart:line">
            <chart:data-point chart:repeated="22"/>
          </chart:series>
          <chart:series chart:style-name="ch11" chart:values-cell-range-address="Hoja1.L9:Hoja1.L30" chart:label-cell-address="Hoja1.L8:Hoja1.L8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0</svg:desc>
                </draw:g>
              </table:table-cell>
              <table:table-cell office:value-type="float" office:value="NaN">
                <text:p>NaN</text:p>
                <draw:g>
                  <svg:desc>Hoja1.I9:Hoja1.I30</svg:desc>
                </draw:g>
              </table:table-cell>
              <table:table-cell office:value-type="float" office:value="NaN">
                <text:p>NaN</text:p>
                <draw:g>
                  <svg:desc>Hoja1.J9:Hoja1.J30</svg:desc>
                </draw:g>
              </table:table-cell>
              <table:table-cell office:value-type="float" office:value="NaN">
                <text:p>NaN</text:p>
                <draw:g>
                  <svg:desc>Hoja1.K9:Hoja1.K30</svg:desc>
                </draw:g>
              </table:table-cell>
              <table:table-cell office:value-type="float" office:value="NaN">
                <text:p>NaN</text:p>
                <draw:g>
                  <svg:desc>Hoja1.L9:Hoja1.L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line" chart:style-name="ch1">
        <chart:title svg:x="1.373cm" svg:y="0.086cm" chart:style-name="ch2">
          <text:p>Covid-19 (muertes declaradas por millón de mayores de 65 años)</text:p>
        </chart:title>
        <chart:legend chart:legend-position="bottom" svg:x="5.413cm" svg:y="9.402cm" style:legend-expansion="wide" chart:style-name="ch3"/>
        <chart:plot-area chart:style-name="ch4" table:cell-range-address="Hoja2.H8:Hoja2.J30" chart:data-source-has-labels="both" svg:x="0.264cm" svg:y="0.658cm" svg:width="14.553cm" svg:height="8.72cm">
          <chartooo:coordinate-region svg:x="1.547cm" svg:y="0.858cm" svg:width="13.144cm" svg:height="7.475cm"/>
          <chart:axis chart:dimension="x" chart:name="primary-x" chart:style-name="ch5" chartooo:axis-type="auto">
            <chartooo:date-scale/>
            <chart:categories table:cell-range-address="Hoja2.H9:Hoja2.H3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2.I9:Hoja2.I30" chart:label-cell-address="Hoja2.I8:Hoja2.I8" chart:class="chart:line">
            <chart:data-point chart:repeated="22"/>
          </chart:series>
          <chart:series chart:style-name="ch9" chart:values-cell-range-address="Hoja2.J9:Hoja2.J30" chart:label-cell-address="Hoja2.J8:Hoja2.J8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2.I8:Hoja2.I8</svg:desc>
                </draw:g>
              </table:table-cell>
              <table:table-cell office:value-type="string">
                <text:p>España</text:p>
                <draw:g>
                  <svg:desc>Hoja2.J8:Hoja2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2.H9:Hoja2.H30</svg:desc>
                </draw:g>
              </table:table-cell>
              <table:table-cell office:value-type="float" office:value="NaN">
                <text:p>NaN</text:p>
                <draw:g>
                  <svg:desc>Hoja2.I9:Hoja2.I30</svg:desc>
                </draw:g>
              </table:table-cell>
              <table:table-cell office:value-type="float" office:value="NaN">
                <text:p>NaN</text:p>
                <draw:g>
                  <svg:desc>Hoja2.J9:Hoja2.J30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7921406443898">
                <text:p>0.11792140644389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35842812887796">
                <text:p>0.235842812887796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53764219331693">
                <text:p>0.35376421933169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943371251551182">
                <text:p>0.9433712515511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7921406443898">
                <text:p>1.1792140644389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2.00466390954626">
                <text:p>2.0046639095462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53764219331693">
                <text:p>3.5376421933169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24517063198032">
                <text:p>4.2451706319803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5423061028632">
                <text:p>5.542306102863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